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3cm" draw:marker-end-width="0.3cm" draw:fill="solid" draw:fill-color="#09d538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3cm" draw:marker-end-width="0.3cm" draw:fill="solid" draw:fill-color="#c8c8c8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12.356cm" svg:height="3.148cm" svg:x="4.5cm" svg:y="4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2.356cm" svg:height="3.148cm" svg:x="4.5cm" svg:y="12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2.356cm" svg:height="3.148cm" svg:x="11.144cm" svg:y="8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206cm" svg:height="3.148cm" svg:x="17.294cm" svg:y="4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206cm" svg:height="3.148cm" svg:x="17.294cm" svg:y="12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206cm" svg:height="3.148cm" svg:x="4.5cm" svg:y="8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nick Duchesne</meta:initial-creator>
    <meta:creation-date>2010-12-24T09:56:32</meta:creation-date>
    <meta:editing-duration>PT00H17M45S</meta:editing-duration>
    <meta:editing-cycles>4</meta:editing-cycles>
    <dc:date>2010-12-24T10:47:00</dc:date>
    <dc:creator>Yanick Duchesne</dc:creator>
    <meta:generator>OpenOffice.org/3.2$Linux OpenOffice.org_project/320m12$Build-9483</meta:generator>
    <meta:document-statistic meta:object-count="29"/>
  </office:meta>
</office:document-meta>
</file>